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70000005CF7CD8BF774C2E361.png" manifest:media-type="image/png"/>
  <manifest:file-entry manifest:full-path="Pictures/100002010000014C000002228BEDA5C69911148A.png" manifest:media-type="image/png"/>
  <manifest:file-entry manifest:full-path="Pictures/10000000000001410000011403FA82FEC02BBC9B.png" manifest:media-type="image/png"/>
  <manifest:file-entry manifest:full-path="Pictures/1000000000000163000000B5BC3129794EF1946B.png" manifest:media-type="image/png"/>
  <manifest:file-entry manifest:full-path="Pictures/1000020100000163000000B594679148252AE0CF.png" manifest:media-type="image/png"/>
  <manifest:file-entry manifest:full-path="Pictures/10000000000000970000005C0DF81731295AA2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664cm" fo:min-width="1.024cm"/>
    </style:style>
    <style:style style:name="gr3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1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1pt" fo:font-weight="bold" style:font-size-asian="18pt" style:font-weight-asian="bold" style:font-size-complex="18pt" style:font-weight-complex="bold"/>
    </style:style>
    <style:style style:name="P7" style:family="paragraph">
      <style:paragraph-properties style:text-autospace="none"/>
      <style:text-properties fo:color="#000000" loext:opacity="100%" style:font-name="Liberation Sans1" fo:font-size="13pt" style:font-name-asian="Lucida Console" style:font-size-asian="13pt" style:font-name-complex="Lucida Console" style:font-size-complex="13pt"/>
    </style:style>
    <style:style style:name="P8" style:family="paragraph">
      <loext:graphic-properties draw:fill="none" draw:fill-color="#ffffff"/>
      <style:text-properties fo:color="#000000" loext:opacity="100%" style:font-name="Liberation Sans1" fo:font-size="13pt" style:font-size-asian="13pt" style:font-size-complex="13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Lucida Console" style:font-size-asian="13pt" style:font-style-asian="normal" style:font-weight-asian="bold" style:font-name-complex="Lucida Console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Lucida Console" style:font-size-asian="13pt" style:font-style-asian="normal" style:font-weight-asian="normal" style:font-name-complex="Lucida Console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fig Server</text:span></text:p>
          </draw:text-box>
        </draw:frame>
        <draw:custom-shape draw:style-name="gr1" draw:text-style-name="P2" draw:layer="layout" svg:width="2.54cm" svg:height="1.27cm" svg:x="5.715cm" svg:y="3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.54cm" svg:height="1.27cm" svg:x="5.715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2" draw:layer="layout" svg:width="2.54cm" svg:height="1.27cm" svg:x="5.715cm" svg:y="10.16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" draw:text-style-name="P3" draw:layer="layout" svg:width="1.524cm" svg:height="0.914cm" svg:x="7.62cm" svg:y="10.3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4" draw:layer="layout" svg:width="1.143cm" svg:height="0.686cm" svg:x="7.747cm" svg:y="10.338cm">
              <draw:image xlink:href="Pictures/10000000000000970000005CF7CD8BF774C2E361.png" xlink:type="simple" xlink:show="embed" xlink:actuate="onLoad" draw:mime-type="image/png">
                <text:p/>
              </draw:image>
            </draw:frame>
          </draw:g>
        </draw:g>
        <draw:g>
          <draw:custom-shape draw:style-name="gr1" draw:text-style-name="P2" draw:layer="layout" svg:width="2.54cm" svg:height="1.27cm" svg:x="5.715cm" svg:y="5.715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" draw:text-style-name="P3" draw:layer="layout" svg:width="1.524cm" svg:height="0.914cm" svg:x="7.62cm" svg:y="5.9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4" draw:layer="layout" svg:width="1.143cm" svg:height="0.686cm" svg:x="7.747cm" svg:y="5.893cm">
              <draw:image xlink:href="Pictures/10000000000000970000005CF7CD8BF774C2E361.png" xlink:type="simple" xlink:show="embed" xlink:actuate="onLoad" draw:mime-type="image/png">
                <text:p/>
              </draw:image>
            </draw:frame>
          </draw:g>
        </draw:g>
        <draw:frame draw:style-name="gr4" draw:text-style-name="P4" draw:layer="layout" svg:width="2.639cm" svg:height="4.34cm" svg:x="8.89cm" svg:y="3.81cm">
          <draw:image xlink:href="Pictures/100002010000014C000002228BEDA5C69911148A.png" xlink:type="simple" xlink:show="embed" xlink:actuate="onLoad" draw:mime-type="image/png">
            <text:p/>
          </draw:image>
        </draw:frame>
        <draw:frame draw:style-name="gr4" draw:text-style-name="P4" draw:layer="layout" svg:width="2.639cm" svg:height="4.34cm" svg:x="8.791cm" svg:y="8.15cm">
          <draw:image xlink:href="Pictures/100002010000014C000002228BEDA5C69911148A.png" xlink:type="simple" xlink:show="embed" xlink:actuate="onLoad" draw:mime-type="image/png">
            <text:p/>
          </draw:image>
        </draw:frame>
        <draw:frame draw:style-name="gr4" draw:text-style-name="P4" draw:layer="layout" svg:width="2.54cm" svg:height="1.295cm" svg:x="3.175cm" svg:y="8.255cm">
          <draw:image xlink:href="Pictures/1000000000000163000000B5BC3129794EF1946B.png" xlink:type="simple" xlink:show="embed" xlink:actuate="onLoad" draw:mime-type="image/png">
            <text:p/>
          </draw:image>
        </draw:frame>
        <draw:frame draw:style-name="gr5" draw:text-style-name="P2" draw:layer="layout" svg:width="1.477cm" svg:height="1.27cm" svg:x="3.603cm" svg:y="3.81cm">
          <draw:image xlink:href="Pictures/10000000000001410000011403FA82FEC02BBC9B.png" xlink:type="simple" xlink:show="embed" xlink:actuate="onLoad" draw:mime-type="image/png">
            <text:p/>
          </draw:image>
        </draw:frame>
        <draw:frame draw:style-name="gr5" draw:text-style-name="P2" draw:layer="layout" svg:width="1.477cm" svg:height="1.27cm" svg:x="3.175cm" svg:y="7.671cm">
          <draw:image xlink:href="Pictures/10000000000001410000011403FA82FEC02BBC9B.png" xlink:type="simple" xlink:show="embed" xlink:actuate="onLoad" draw:mime-type="image/png">
            <text:p/>
          </draw:image>
        </draw:frame>
        <draw:custom-shape draw:style-name="gr1" draw:text-style-name="P2" draw:layer="layout" svg:width="2.54cm" svg:height="1.27cm" svg:x="15.24cm" svg:y="4.3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54cm" svg:height="1.295cm" svg:x="12.065cm" svg:y="4.363cm">
          <draw:image xlink:href="Pictures/1000020100000163000000B594679148252AE0CF.png" xlink:type="simple" xlink:show="embed" xlink:actuate="onLoad" draw:mime-type="image/png">
            <text:p/>
          </draw:image>
        </draw:frame>
        <draw:custom-shape draw:style-name="gr1" draw:text-style-name="P2" draw:layer="layout" svg:width="2.54cm" svg:height="1.27cm" svg:x="15.24cm" svg:y="6.26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639cm" svg:height="4.34cm" svg:x="18.316cm" svg:y="4.363cm">
          <draw:image xlink:href="Pictures/100002010000014C000002228BEDA5C69911148A.png" xlink:type="simple" xlink:show="embed" xlink:actuate="onLoad" draw:mime-type="image/png">
            <text:p/>
          </draw:image>
        </draw:frame>
        <draw:frame draw:style-name="gr6" draw:text-style-name="P6" draw:layer="layout" svg:width="1.905cm" svg:height="1.143cm" svg:x="13.335cm" svg:y="6.395cm">
          <draw:text-box>
            <text:p text:style-name="P5"><text:span text:style-name="T2">HTTP</text:span></text:p>
            <text:p text:style-name="P5"><text:span text:style-name="T2">Status</text:span></text:p>
          </draw:text-box>
        </draw:frame>
        <draw:custom-shape draw:style-name="gr1" draw:text-style-name="P2" draw:layer="layout" svg:width="2.54cm" svg:height="1.27cm" svg:x="15.24cm" svg:y="8.17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549cm" svg:height="0.94cm" svg:x="17.145cm" svg:y="8.224cm">
          <draw:image xlink:href="Pictures/10000000000000970000005C0DF81731295AA22D.png" xlink:type="simple" xlink:show="embed" xlink:actuate="onLoad" draw:mime-type="image/png">
            <text:p/>
          </draw:image>
        </draw:frame>
        <draw:frame draw:style-name="gr7" draw:text-style-name="P8" draw:layer="layout" svg:width="6.35cm" svg:height="1.787cm" svg:x="14.605cm" svg:y="11.348cm">
          <draw:text-box>
            <text:p text:style-name="P7"><text:span text:style-name="T3">208</text:span><text:span text:style-name="T4"> Already Reported</text:span></text:p>
            <text:p text:style-name="P7"><text:span text:style-name="T3">304</text:span><text:span text:style-name="T4"> Not Modified</text:span></text:p>
            <text:p text:style-name="P7"><text:span text:style-name="T3">404</text:span><text:span text:style-name="T4"> Not Found</text:span></text:p>
          </draw:text-box>
        </draw:frame>
        <draw:frame draw:style-name="gr5" draw:text-style-name="P2" draw:layer="layout" svg:width="1.477cm" svg:height="1.27cm" svg:x="12.065cm" svg:y="3.759cm">
          <draw:image xlink:href="Pictures/10000000000001410000011403FA82FEC02BBC9B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31T15:29:47.036000000</meta:creation-date>
    <dc:date>2023-10-10T20:00:30.565000000</dc:date>
    <meta:editing-duration>PT1H24M19S</meta:editing-duration>
    <meta:editing-cycles>16</meta:editing-cycles>
    <meta:generator>LibreOffice/7.1.1.2$Windows_X86_64 LibreOffice_project/fe0b08f4af1bacafe4c7ecc87ce55bb426164676</meta:generator>
    <meta:document-statistic meta:object-count="50"/>
  </office:meta>
</office:document-meta>
</file>